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" style:family="paragraph" style:parent-style-name="Standard">
      <style:text-properties style:font-name="Courier New" fo:font-style="normal" style:text-underline-style="none" style:font-style-asian="normal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0pt" fo:font-style="normal" style:text-underline-style="none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0pt" style:text-underline-style="none" style:font-size-asian="10pt" style:font-size-complex="10pt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Courier New" fo:font-style="italic" style:font-style-asian="italic" style:font-style-complex="italic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Courier New" style:text-underline-style="none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Courier New" fo:font-style="normal" style:text-underline-style="none" style:font-style-asian="normal" style:font-style-complex="normal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Courier New" fo:font-size="10pt" fo:font-style="normal" style:text-underline-style="none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style:text-underline-style="none"/>
    </style:style>
    <style:style style:name="P20" style:family="paragraph" style:parent-style-name="Text_20_body">
      <style:text-properties fo:font-style="normal" style:font-style-asian="normal" style:font-style-complex="normal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2" style:family="paragraph" style:parent-style-name="Text_20_body">
      <style:paragraph-properties fo:margin-left="0.4925in" fo:margin-right="0in" fo:text-indent="-0.5in" style:auto-text-indent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margin-left="0.4925in" fo:margin-right="0in" fo:text-indent="-0.5in" style:auto-text-indent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4" style:family="paragraph" style:parent-style-name="Standard" style:list-style-name="L2"/>
    <style:style style:name="P25" style:family="paragraph" style:parent-style-name="Standard" style:list-style-name="L2">
      <style:text-properties fo:font-style="normal" style:font-style-asian="normal" style:font-style-complex="normal"/>
    </style:style>
    <style:style style:name="P26" style:family="paragraph" style:parent-style-name="Text_20_body" style:list-style-name="L1">
      <style:text-properties fo:font-style="normal" style:font-style-asian="normal" style:font-style-complex="normal"/>
    </style:style>
    <style:style style:name="P27" style:family="paragraph" style:parent-style-name="Text_20_body" style:list-style-name="L3">
      <style:text-properties fo:font-style="normal" style:font-style-asian="normal" style:font-style-complex="normal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style:font-name="Courier New" fo:font-style="italic" style:text-underline-style="none" style:font-style-asian="italic" style:font-style-complex="italic"/>
    </style:style>
    <style:style style:name="P30" style:family="paragraph" style:parent-style-name="Text_20_body" style:list-style-name="L3"/>
    <style:style style:name="P31" style:family="paragraph" style:parent-style-name="Heading_20_1">
      <style:text-properties style:text-underline-style="none"/>
    </style:style>
    <style:style style:name="P32" style:family="paragraph" style:parent-style-name="Heading_20_1" style:master-page-name="Standard">
      <style:paragraph-properties style:page-number="auto"/>
    </style:style>
    <style:style style:name="P33" style:family="paragraph" style:parent-style-name="Heading_20_3">
      <style:text-properties fo:font-style="normal" style:font-style-asian="normal" style:font-style-complex="normal"/>
    </style:style>
    <style:style style:name="P34" style:family="paragraph" style:parent-style-name="Heading_20_3">
      <style:paragraph-properties fo:margin-left="0.4925in" fo:margin-right="0in" fo:text-indent="-0.5in" style:auto-text-indent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 fo:font-style="italic" style:text-underline-style="none" style:font-style-asian="italic" style:font-style-complex="italic"/>
    </style:style>
    <style:style style:name="T4" style:family="text">
      <style:text-properties style:font-name="Courier New" fo:font-style="normal" style:text-underline-style="none" style:font-style-asian="normal" style:font-style-complex="normal"/>
    </style:style>
    <style:style style:name="T5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Const Scalar Properties</text:h>
      <text:p text:style-name="Text_20_body">A <text:span text:style-name="T2">const scalar property has a value that can be determined at the time of parsing a document. Its type may be one of the following:</text:span></text:p>
      <text:list xml:id="list1086060319" text:style-name="L1">
        <text:list-item>
          <text:p text:style-name="P26">Bool</text:p>
        </text:list-item>
        <text:list-item>
          <text:p text:style-name="P26">Int</text:p>
        </text:list-item>
        <text:list-item>
          <text:p text:style-name="P26">Float</text:p>
        </text:list-item>
        <text:list-item>
          <text:p text:style-name="P26">String</text:p>
        </text:list-item>
      </text:list>
      <text:p text:style-name="P20">The value of the property is specified using Python sytnax. A const scalar property is declared in a document as follows:</text:p>
      <text:p text:style-name="P10">Identifier<text:tab/>Python-Expression</text:p>
      <text:p text:style-name="Standard">Where <text:span text:style-name="T1">Identifier</text:span><text:span text:style-name="T2"> and </text:span><text:span text:style-name="T1">Python-Expression</text:span><text:span text:style-name="T2"> must be separated by at least one whitespace character. The </text:span><text:span text:style-name="T1">Python-Expression</text:span><text:span text:style-name="T2"> is terminated by a newline.</text:span></text:p>
      <text:p text:style-name="P3"/>
      <text:p text:style-name="P3">The value of a const scalar may also be an expression with references to other properties.</text:p>
      <text:h text:style-name="P34" text:outline-level="3">Examples</text:h>
      <text:p text:style-name="P15">Bool Literal</text:p>
      <text:p text:style-name="P22"><text:tab/>A<text:tab/>True</text:p>
      <text:p text:style-name="P22"><text:tab/>B<text:tab/>False</text:p>
      <text:p text:style-name="P23">Int Literal</text:p>
      <text:p text:style-name="P16"><text:tab/>C<text:tab/>1</text:p>
      <text:p text:style-name="P15">Float Literal</text:p>
      <text:p text:style-name="P17"><text:tab/>D<text:tab/>1.0</text:p>
      <text:p text:style-name="P15">String Literal</text:p>
      <text:p text:style-name="P17"><text:tab/>E<text:tab/>“ABC”</text:p>
      <text:p text:style-name="P15">Float Expresion</text:p>
      <text:p text:style-name="P17"><text:tab/>F<text:tab/>1.0 / (3.0 – 1.0)</text:p>
      <text:p text:style-name="P15">Bool Expression</text:p>
      <text:p text:style-name="P17"><text:tab/>G<text:tab/>1 &gt; 3</text:p>
      <text:p text:style-name="P15">Float Expression with Property References</text:p>
      <text:p text:style-name="P17"><text:tab/>H<text:tab/>F * G / C + 1</text:p>
      <text:h text:style-name="P31" text:outline-level="1">Dynamic Scalar Properties</text:h>
      <text:p text:style-name="P19">A dynamic scalar property has a value that can change during execution of the simulation. It may be of any datatype that is valid for a const scalar. There are three syntactic forms for a dynamic scalar definition:</text:p>
      <text:list xml:id="list2073013486" text:style-name="L2">
        <text:list-item>
          <text:p text:style-name="P28"><text:soft-page-break/><text:span text:style-name="T3">Identifier<text:tab/>Python-Expression<text:tab/></text:span><text:span text:style-name="T4">{ </text:span><text:span text:style-name="T3">C++-Expression </text:span><text:span text:style-name="T4">}</text:span></text:p>
          <text:p text:style-name="P24">The <text:span text:style-name="T1">Python-Expression</text:span><text:span text:style-name="T2"> specifies the initial value of the property, where the value is associated with the property at the time of parsing. When the simulation fetches the value of a dynamic scalar at the time of initialization, it will get the value specified by the </text:span><text:span text:style-name="T1">Python-Expression</text:span><text:span text:style-name="T2">.</text:span></text:p>
        </text:list-item>
      </text:list>
      <text:p text:style-name="P3"/>
      <text:p text:style-name="Standard"><text:span text:style-name="T2"><text:tab/>The </text:span><text:span text:style-name="T1">C++-Expression</text:span><text:span text:style-name="T2"> will be evaluated on each step of the simulation and update the C++ runtime state that backs the document property.</text:span></text:p>
      <text:p text:style-name="P3"/>
      <text:list xml:id="list1572131225" text:continue-numbering="true" text:style-name="L2">
        <text:list-item>
          <text:p text:style-name="P29">Identifier<text:tab/>Python-C++-Expression</text:p>
          <text:p text:style-name="P24">This form may be used if the <text:span text:style-name="T1">Python-Expression</text:span><text:span text:style-name="T2"> and </text:span><text:span text:style-name="T1">C++-Expression</text:span><text:span text:style-name="T2"> are the same.</text:span></text:p>
          <text:p text:style-name="P25"/>
        </text:list-item>
        <text:list-item>
          <text:p text:style-name="P28"><text:span text:style-name="T3">Identifier<text:tab/>Python-Expression </text:span><text:span text:style-name="T4">attrs { </text:span><text:span text:style-name="T3">Dynamic-Attribute... </text:span><text:span text:style-name="T4">}</text:span></text:p>
          <text:p text:style-name="P24">This form allows more control of the state of the dynamic property. It will be covered in a later section.</text:p>
        </text:list-item>
      </text:list>
      <text:h text:style-name="Heading_20_3" text:outline-level="3">Examples</text:h>
      <text:p text:style-name="P18">Single Growing Barrier</text:p>
      <text:p text:style-name="P2"><text:tab/>This creates a barrier for which <text:span text:style-name="T1">Z2</text:span><text:span text:style-name="T2"> starts at -1.0 and gradually reaches 0 by the end of the simulation:</text:span></text:p>
      <text:p text:style-name="P4"/>
      <text:p text:style-name="P11">Barriers [</text:p>
      <text:p text:style-name="P11"><text:s text:c="2"/>{</text:p>
      <text:p text:style-name="P11"><text:s text:c="4"/>X1 <text:s text:c="3"/>0.3333</text:p>
      <text:p text:style-name="P11"><text:s text:c="4"/>Z1 <text:s text:c="3"/>-1.0</text:p>
      <text:p text:style-name="P11"><text:s text:c="4"/>X2 <text:s text:c="3"/>X1</text:p>
      <text:p text:style-name="P11"><text:s text:c="4"/><text:span text:style-name="T5">Z2 <text:s text:c="3"/>dyn ( -1.0 ) { (Step - MaxSteps) / float(MaxSteps) }</text:span></text:p>
      <text:p text:style-name="P11"><text:s text:c="2"/>}</text:p>
      <text:p text:style-name="P11">]</text:p>
      <text:p text:style-name="P12"/>
      <text:p text:style-name="P5">Multiple Growing Barriers</text:p>
      <text:p text:style-name="P4"><text:tab/>This creates a barrier like the previous example, but with a second barrier whose Z2 always has the same value as the first barrier:</text:p>
      <text:p text:style-name="P4"/>
      <text:p text:style-name="P7">Barriers [</text:p>
      <text:p text:style-name="P7"><text:s text:c="2"/>{</text:p>
      <text:p text:style-name="P7"><text:s text:c="4"/>X1 <text:s text:c="3"/>0.3333</text:p>
      <text:p text:style-name="P7"><text:s text:c="4"/>Z1 <text:s text:c="3"/>-1.0</text:p>
      <text:p text:style-name="P7"><text:s text:c="4"/>X2 <text:s text:c="3"/>X1</text:p>
      <text:p text:style-name="P7"><text:s text:c="4"/>Z2 <text:s text:c="3"/>dyn ( -1.0 ) { (Step - MaxSteps) / float(MaxSteps) }</text:p>
      <text:p text:style-name="P7"><text:s text:c="2"/>}</text:p>
      <text:p text:style-name="P7"><text:s text:c="2"/>,</text:p>
      <text:p text:style-name="P7"><text:s text:c="2"/>{</text:p>
      <text:p text:style-name="P7"><text:s text:c="4"/>X1 <text:s text:c="3"/>0.6667</text:p>
      <text:p text:style-name="P7"><text:soft-page-break/><text:s text:c="4"/>Z1 <text:s text:c="3"/>Barriers[0].Z1</text:p>
      <text:p text:style-name="P7"><text:s text:c="4"/>X2 <text:s text:c="3"/>X1</text:p>
      <text:p text:style-name="P7"><text:s text:c="4"/><text:span text:style-name="T5">Z2 <text:s text:c="3"/>dyn Barriers[0].Z2</text:span></text:p>
      <text:p text:style-name="P7"><text:s text:c="2"/>}</text:p>
      <text:p text:style-name="P7">]</text:p>
      <text:p text:style-name="P14"/>
      <text:p text:style-name="P1">Conditional MaxEatVelocity</text:p>
      <text:p text:style-name="P2"><text:tab/>This creates a MaxEatVelocity that decreases (gets more difficult) as the population thrives, and increases as the population struggles. Note that it uses the <text:span text:style-name="T1">value</text:span><text:span text:style-name="T2"> keyword, which is an alias for the current dynamic scalar being defined. Also note that the C++ </text:span><text:span text:style-name="T1">return</text:span><text:span text:style-name="T2"> keyword is explicitly used since there are multiple return points.</text:span></text:p>
      <text:p text:style-name="P4"/>
      <text:p text:style-name="P6"><text:tab/>MaxEatVelocity <text:s text:c="5"/>dyn 1.0</text:p>
      <text:p text:style-name="P6"><text:tab/>{</text:p>
      <text:p text:style-name="P6"><text:s text:c="5"/><text:tab/>if( NumberAlive &lt; int(MinAgents * 1.1) )</text:p>
      <text:p text:style-name="P6"><text:s text:c="10"/><text:tab/>return value * 0.99;</text:p>
      <text:p text:style-name="P6"><text:tab/><text:tab/>else if( NumberAlive &gt; int(MaxAgents * 0.9) )</text:p>
      <text:p text:style-name="P6"><text:tab/><text:tab/><text:tab/>return min( 1.0, value * 1.01 );</text:p>
      <text:p text:style-name="P6"><text:tab/><text:tab/>else</text:p>
      <text:p text:style-name="P6"><text:tab/><text:tab/><text:tab/>return value;</text:p>
      <text:p text:style-name="P6"><text:tab/>}</text:p>
      <text:h text:style-name="Heading_20_2" text:outline-level="2">Dynamic Scalar Attributes</text:h>
      <text:p text:style-name="Text_20_body">Dynamic scalar attributes may be used for finer control of dynamic scalar properties. The available attributes are:</text:p>
      <text:list xml:id="list1927161126" text:style-name="L3">
        <text:list-item>
          <text:p text:style-name="P30">record : Allows one to override logging enablement for a specific property. By default, the value of this attribute is specified by <text:span text:style-name="T1">RecordDynProps</text:span><text:span text:style-name="T2">.</text:span></text:p>
        </text:list-item>
        <text:list-item>
          <text:p text:style-name="P27">state: Allows declaration of state variables associated with dynamic scalar.</text:p>
        </text:list-item>
        <text:list-item>
          <text:p text:style-name="P30"><text:span text:style-name="T2">init: Allows C++ code for custom initialization. Presumably for managing the datastructure declared by the </text:span><text:span text:style-name="T1">state</text:span><text:span text:style-name="T2"> attribute or for initializing some other C++ entity that will manage the value.</text:span></text:p>
        </text:list-item>
        <text:list-item>
          <text:p text:style-name="P27">update: Defines the C++ code that is executed on each step to update the value of the dynamic scalar.</text:p>
        </text:list-item>
      </text:list>
      <text:h text:style-name="P33" text:outline-level="3">Examples</text:h>
      <text:p text:style-name="P21">Food Patch with Periodic Activation</text:p>
      <text:p text:style-name="P19"><text:span text:style-name="T2">The following uses the C++ class </text:span><text:span text:style-name="T1">Periodic</text:span><text:span text:style-name="T2"> (see proplib/state.h) to give a Food Patch periodic activation, where the </text:span><text:span text:style-name="T1">period</text:span><text:span text:style-name="T2"> is 100 steps, the </text:span><text:span text:style-name="T1">onFraction</text:span><text:span text:style-name="T2"> is 0.5, and the </text:span><text:span text:style-name="T1">phase</text:span><text:span text:style-name="T2"> is 0.25:</text:span></text:p>
      <text:p text:style-name="P13">Domains [</text:p>
      <text:p text:style-name="P13"><text:s text:c="2"/>...</text:p>
      <text:p text:style-name="P13"><text:s text:c="2"/>FoodPatches [</text:p>
      <text:p text:style-name="P13"><text:s text:c="4"/>{</text:p>
      <text:p text:style-name="P13"><text:s text:c="6"/>On <text:s/>dyn (False)</text:p>
      <text:p text:style-name="P13"><text:s text:c="10"/>attrs {</text:p>
      <text:p text:style-name="P13"><text:soft-page-break/><text:s text:c="12"/>state { Periodic *p; }</text:p>
      <text:p text:style-name="P13"><text:s text:c="12"/>init { state-&gt;p = new Periodic( 100, 0.5, 0.25 ); }</text:p>
      <text:p text:style-name="P13"><text:s text:c="12"/>update { state-&gt;p-&gt;update() }</text:p>
      <text:p text:style-name="P13"><text:s text:c="10"/>}</text:p>
      <text:p text:style-name="P13"><text:s text:c="6"/>}</text:p>
      <text:p text:style-name="P13"><text:s text:c="4"/>]</text:p>
      <text:p text:style-name="P13"><text:s text:c="2"/>}</text:p>
      <text:p text:style-name="P13">]</text:p>
      <text:p text:style-name="P13"/>
      <text:p text:style-name="P1">Food Patch with Token Ring Activation</text:p>
      <text:p text:style-name="P2">The following uses the C++ class <text:span text:style-name="T1">FoodPatchTokenRing </text:span><text:span text:style-name="T2">(see proplib/state.h) to create a set of Food Patches for which only one patch is active at a given time. Note that </text:span><text:span text:style-name="T1">On </text:span><text:span text:style-name="T2">uses the </text:span><text:span text:style-name="T1">parent</text:span><text:span text:style-name="T2"> keyword to refer to the containing C++ </text:span><text:span text:style-name="T1">FoodPatch </text:span><text:span text:style-name="T2">.</text:span></text:p>
      <text:p text:style-name="P4"/>
      <text:p text:style-name="P8">Domains [</text:p>
      <text:p text:style-name="P8"><text:s text:c="2"/>...</text:p>
      <text:p text:style-name="P8"><text:s text:c="2"/>FoodPatches [</text:p>
      <text:p text:style-name="P8"><text:s text:c="4"/>{</text:p>
      <text:p text:style-name="P8"><text:s text:c="6"/>On <text:s/>dyn (False)</text:p>
      <text:p text:style-name="P8"><text:s text:c="10"/>attrs {</text:p>
      <text:p text:style-name="P8"><text:s text:c="12"/>init { FoodPatchTokenRing::add( parent, 100, 200, 100 ); }</text:p>
      <text:p text:style-name="P8"><text:s text:c="12"/>update { FoodPatchTokenRing::update( parent ) }</text:p>
      <text:p text:style-name="P8"><text:s text:c="10"/>}</text:p>
      <text:p text:style-name="P8"><text:s text:c="6"/>}</text:p>
      <text:p text:style-name="P8"><text:s text:c="4"/>}</text:p>
      <text:p text:style-name="P8"><text:s text:c="4"/>,</text:p>
      <text:p text:style-name="P8"><text:s text:c="4"/>{</text:p>
      <text:p text:style-name="P8"><text:s text:c="6"/>On <text:s/>dyn (False)</text:p>
      <text:p text:style-name="P8"><text:s text:c="10"/>attrs {</text:p>
      <text:p text:style-name="P8"><text:s text:c="12"/>init { FoodPatchTokenRing::add( parent ); }</text:p>
      <text:p text:style-name="P8"><text:s text:c="12"/>update { FoodPatchTokenRing::update( parent ) }</text:p>
      <text:p text:style-name="P8"><text:s text:c="10"/>}</text:p>
      <text:p text:style-name="P8"><text:s text:c="6"/>}</text:p>
      <text:p text:style-name="P8"><text:s text:c="4"/>}</text:p>
      <text:p text:style-name="P8"><text:s text:c="2"/>]</text:p>
      <text:p text:style-name="P8">]</text:p>
      <text:p text:style-name="Standard"/>
      <text:p text:style-name="P1">Using float state to gradually change integer property</text:p>
      <text:p text:style-name="P2">The following uses a float value as its state in order to manage the intermediate values of an integer property:</text:p>
      <text:p text:style-name="P9">MateWait dyn (25)</text:p>
      <text:p text:style-name="P9"><text:s text:c="4"/>attrs</text:p>
      <text:p text:style-name="P9"><text:s text:c="4"/>{</text:p>
      <text:p text:style-name="P9"><text:tab/>state { float fval; }</text:p>
      <text:p text:style-name="P9"><text:tab/>init { state-&gt;fval = 25; }</text:p>
      <text:p text:style-name="P9"><text:tab/>update {</text:p>
      <text:p text:style-name="P9"><text:tab/> <text:s text:c="3"/>if( NumberAlive &gt; (MaxAgents*0.9) )</text:p>
      <text:p text:style-name="P9"><text:tab/> <text:s text:c="3"/><text:tab/>return int( state-&gt;fval = min(100., state-&gt;fval * 1.001) );</text:p>
      <text:p text:style-name="P9"><text:tab/> <text:s text:c="3"/>else if( NumberAlive &lt; (MinAgents*1.1) )</text:p>
      <text:p text:style-name="P9"><text:tab/> <text:s text:c="3"/><text:tab/>return int( state-&gt;fval = max(25., state-&gt;fval * 0.999) );</text:p>
      <text:p text:style-name="P9"><text:tab/> <text:s text:c="3"/>else</text:p>
      <text:p text:style-name="P9"><text:tab/><text:tab/>return value;</text:p>
      <text:p text:style-name="P9"><text:tab/>}</text:p>
      <text:p text:style-name="P9"><text:soft-page-break/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5:37:37</meta:creation-date>
    <meta:generator>LibreOffice/3.4$Unix LibreOffice_project/340m1$Build-402</meta:generator>
    <dc:date>2012-04-02T14:50:11</dc:date>
    <meta:editing-duration>PT1H51M32S</meta:editing-duration>
    <meta:editing-cycles>5</meta:editing-cycles>
    <meta:document-statistic meta:table-count="0" meta:image-count="0" meta:object-count="0" meta:page-count="5" meta:paragraph-count="137" meta:word-count="857" meta:character-count="5264" meta:non-whitespace-character-count="4142"/>
  </office:meta>
</office:document-meta>
</file>